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175ed5" officeooo:paragraph-rsid="00175ed5"/>
    </style:style>
    <style:style style:name="P2" style:family="paragraph" style:parent-style-name="Standard">
      <style:paragraph-properties fo:break-before="page"/>
      <style:text-properties fo:language="mk" fo:country="MK" officeooo:rsid="00175ed5" officeooo:paragraph-rsid="00175ed5"/>
    </style:style>
    <style:style style:name="P3" style:family="paragraph" style:parent-style-name="Standard">
      <style:text-properties fo:language="mk" fo:country="MK" fo:font-weight="bold" officeooo:rsid="00175ed5" officeooo:paragraph-rsid="00175ed5" style:font-weight-asian="bold" style:font-weight-complex="bold"/>
    </style:style>
    <style:style style:name="P4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5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" style:family="text">
      <style:text-properties fo:language="en" fo:country="US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(во кодот се соодветно анотирани сите промени со коментари во формат “<text:span text:style-name="T1">baranje x:</text:span>“ каде х е број на барање)</text:p>
      <text:p text:style-name="P1"/>
      <text:p text:style-name="P1">Барање 1:</text:p>
      <text:p text:style-name="P1">Додадов нови две бои, нормална и темна розева, за вториот црв.</text:p>
      <text:p text:style-name="P4"><text:span text:style-name="T2">PINK = (</text:span><text:span text:style-name="T3">255</text:span><text:span text:style-name="T2">, </text:span><text:span text:style-name="T3">182</text:span><text:span text:style-name="T2">, </text:span><text:span text:style-name="T3">193</text:span><text:span text:style-name="T2">) <text:s/></text:span><text:span text:style-name="T5"><text:line-break/></text:span><text:span text:style-name="T2">DARKPINK = (</text:span><text:span text:style-name="T3">139</text:span><text:span text:style-name="T2">, </text:span><text:span text:style-name="T3">0</text:span><text:span text:style-name="T2">, </text:span><text:span text:style-name="T3">139</text:span><text:span text:style-name="T2">)</text:span><text:span text:style-name="T2"/></text:p>
      <text:p text:style-name="P1"/>
      <text:p text:style-name="P1">Додадов променлива во која се чува стартното време на играта која ја користам за сите работи инволвирани со вториот црв.</text:p>
      <text:p text:style-name="P1"/>
      <text:p text:style-name="P1">Додадов променливи за почетна позиција и за чување координати за вториот црв.</text:p>
      <text:p text:style-name="P1"/>
      <text:p text:style-name="P4"><text:span text:style-name="T2">startx_enemy = random.randint(</text:span><text:span text:style-name="T3">5</text:span><text:span text:style-name="T2">, CELLWIDTH - </text:span><text:span text:style-name="T3">6</text:span><text:span text:style-name="T2">)<text:line-break/>starty_enemy = random.randint(</text:span><text:span text:style-name="T3">5</text:span><text:span text:style-name="T2">, CELLHEIGHT - </text:span><text:span text:style-name="T3">6</text:span><text:span text:style-name="T2">)<text:line-break/><text:line-break/>enemyCoords = [{</text:span><text:span text:style-name="T4">'x'</text:span><text:span text:style-name="T2">: startx_enemy, </text:span><text:span text:style-name="T4">'y'</text:span><text:span text:style-name="T2">: starty_enemy},<text:line-break/> <text:s text:c="14"/>{</text:span><text:span text:style-name="T4">'x'</text:span><text:span text:style-name="T2">: startx_enemy - </text:span><text:span text:style-name="T3">1</text:span><text:span text:style-name="T2">, </text:span><text:span text:style-name="T4">'y'</text:span><text:span text:style-name="T2">: starty_enemy},<text:line-break/> <text:s text:c="14"/>{</text:span><text:span text:style-name="T4">'x'</text:span><text:span text:style-name="T2">: startx_enemy - </text:span><text:span text:style-name="T3">2</text:span><text:span text:style-name="T2">, </text:span><text:span text:style-name="T4">'y'</text:span><text:span text:style-name="T2">: starty_enemy}]<text:line-break/>enemy_direction = DOWN</text:span><text:span text:style-name="T2"/></text:p>
      <text:p text:style-name="P1"/>
      <text:p text:style-name="P1">Додадов <text:span text:style-name="T1">if </text:span>услови со кои ќе се движи црвот, тие се заградени со услов кој проверува дали се поминати 20 секунди од почетокот на играта.</text:p>
      <text:p text:style-name="P4"><text:span text:style-name="T6">if </text:span><text:span text:style-name="T2">(time.time() - starting_time) &gt; </text:span><text:span text:style-name="T3">20</text:span><text:span text:style-name="T2">:<text:line-break/> <text:s text:c="3"/></text:span><text:span text:style-name="T6">if </text:span><text:span text:style-name="T2">enemy_direction == LEFT:<text:line-break/> <text:s text:c="7"/>enemy_direction = random.choice([UP, DOWN, LEFT])<text:line-break/> <text:s text:c="3"/></text:span><text:span text:style-name="T6">elif </text:span><text:span text:style-name="T2">enemy_direction == RIGHT:<text:line-break/> <text:s text:c="7"/>enemy_direction = random.choice([UP, DOWN, RIGHT])<text:line-break/> <text:s text:c="3"/></text:span><text:span text:style-name="T6">elif </text:span><text:span text:style-name="T2">enemy_direction == UP:<text:line-break/> <text:s text:c="7"/>enemy_direction = random.choice([LEFT, RIGHT, UP])<text:line-break/> <text:s text:c="3"/></text:span><text:span text:style-name="T6">elif </text:span><text:span text:style-name="T2">enemy_direction == DOWN:<text:line-break/> <text:s text:c="7"/>enemy_direction = random.choice([RIGHT, DOWN, LEFT])<text:line-break/><text:line-break/> <text:s text:c="3"/></text:span><text:span text:style-name="T6">if </text:span><text:span text:style-name="T2">enemy_direction == UP:<text:line-break/> <text:s text:c="7"/>enemy_head = {</text:span><text:span text:style-name="T4">'x'</text:span><text:span text:style-name="T2">: enemyCoords[HEAD][</text:span><text:span text:style-name="T4">'x'</text:span><text:span text:style-name="T2">], </text:span><text:span text:style-name="T4">'y'</text:span><text:span text:style-name="T2">: enemyCoords[HEAD][</text:span><text:span text:style-name="T4">'y'</text:span><text:span text:style-name="T2">] - </text:span><text:span text:style-name="T3">1</text:span><text:span text:style-name="T2">}<text:line-break/> <text:s text:c="3"/></text:span><text:span text:style-name="T6">elif </text:span><text:span text:style-name="T2">enemy_direction == DOWN:<text:line-break/> <text:s text:c="7"/>enemy_head = {</text:span><text:span text:style-name="T4">'x'</text:span><text:span text:style-name="T2">: enemyCoords[HEAD][</text:span><text:span text:style-name="T4">'x'</text:span><text:span text:style-name="T2">], </text:span><text:span text:style-name="T4">'y'</text:span><text:span text:style-name="T2">: enemyCoords[HEAD][</text:span><text:span text:style-name="T4">'y'</text:span><text:span text:style-name="T2">] + </text:span><text:span text:style-name="T3">1</text:span><text:span text:style-name="T2">}<text:line-break/> <text:s text:c="3"/></text:span><text:span text:style-name="T6">elif </text:span><text:span text:style-name="T2">enemy_direction == LEFT:<text:line-break/> <text:s text:c="7"/>enemy_head = {</text:span><text:span text:style-name="T4">'x'</text:span><text:span text:style-name="T2">: enemyCoords[HEAD][</text:span><text:span text:style-name="T4">'x'</text:span><text:span text:style-name="T2">] - </text:span><text:span text:style-name="T3">1</text:span><text:span text:style-name="T2">, </text:span><text:span text:style-name="T4">'y'</text:span><text:span text:style-name="T2">: enemyCoords[HEAD][</text:span><text:span text:style-name="T4">'y'</text:span><text:span text:style-name="T2">]}<text:line-break/> <text:s text:c="3"/></text:span><text:span text:style-name="T6">elif </text:span><text:span text:style-name="T2">enemy_direction == RIGHT:<text:line-break/> <text:s text:c="7"/>enemy_head = {</text:span><text:span text:style-name="T4">'x'</text:span><text:span text:style-name="T2">: enemyCoords[HEAD][</text:span><text:span text:style-name="T4">'x'</text:span><text:span text:style-name="T2">] + </text:span><text:span text:style-name="T3">1</text:span><text:span text:style-name="T2">, </text:span><text:span text:style-name="T4">'y'</text:span><text:span text:style-name="T2">: enemyCoords[HEAD][</text:span><text:span text:style-name="T4">'y'</text:span><text:span text:style-name="T2">]}<text:line-break/> <text:s text:c="3"/>enemyCoords.insert(</text:span><text:span text:style-name="T3">0</text:span><text:span text:style-name="T2">, enemy_head)</text:span><text:span text:style-name="T2"/></text:p>
      <text:p text:style-name="P1"/>
      <text:p text:style-name="P1">Додадов услов за зголемување на вториот црв, и услов за зголемување на оригиналниот црв</text:p>
      <text:p text:style-name="P1"/>
      <text:p text:style-name="P4"><text:span text:style-name="T6">if </text:span><text:span text:style-name="T2">(time.time() - starting_time) &gt; </text:span><text:span text:style-name="T3">20</text:span><text:span text:style-name="T2">:<text:line-break/> <text:s text:c="3"/></text:span><text:span text:style-name="T6">if </text:span><text:span text:style-name="T2">enemyCoords[HEAD] == wormCoords[HEAD]:<text:line-break/> <text:s text:c="7"/></text:span><text:span text:style-name="T6">pass <text:s/></text:span><text:span text:style-name="T5"># ne go brishime posledniot segment kako pri normalno dvizenje<text:line-break/> <text:s text:c="7"/># (vsusnost isto kako kaj originalniot crv koga jade jabolko)<text:line-break/> <text:s text:c="3"/></text:span><text:span text:style-name="T6">else</text:span><text:span text:style-name="T2">:<text:line-break/> <text:s text:c="7"/></text:span><text:span text:style-name="T6">del </text:span><text:span text:style-name="T2">enemyCoords[-</text:span><text:span text:style-name="T3">1</text:span><text:span text:style-name="T2">]</text:span><text:span text:style-name="T2"/></text:p>
      <text:p text:style-name="P1"/>
      <text:p text:style-name="P4"><text:span text:style-name="T6">...</text:span><text:span text:style-name="T5"/></text:p>
      <text:p text:style-name="P4"><text:span text:style-name="T6">elif </text:span><text:span text:style-name="T2">(time.time() - starting_time) &gt; </text:span><text:span text:style-name="T3">20 </text:span><text:span text:style-name="T6">and </text:span><text:span text:style-name="T2">enemyCoords[HEAD] == wormCoords[HEAD]:<text:line-break/> <text:s text:c="3"/></text:span><text:span text:style-name="T6">pass </text:span><text:span text:style-name="T5"># zgolemuvanje na crvot kako da izel jabolko pri kolizija so enemy crvot</text:span><text:span text:style-name="T5"/></text:p>
      <text:p text:style-name="P5">...</text:p>
      <text:p text:style-name="P1"/>
      <text:p text:style-name="P1">И конечно го цртаме вториот црв:</text:p>
      <text:p text:style-name="P4"><text:soft-page-break/><text:span text:style-name="T6">if </text:span><text:span text:style-name="T2">(time.time() - starting_time) &gt; </text:span><text:span text:style-name="T3">20</text:span><text:span text:style-name="T2">:<text:line-break/> <text:s text:c="3"/>drawWorm(enemyCoords, PINK, DARKPINK)</text:span><text:span text:style-name="T2"/></text:p>
      <text:p text:style-name="P1"/>
      <text:p text:style-name="P1">Дополнително е променета фукцијата за цртање на црв со тоа што се додадени параметри за боја, со цел да не мора да ја дуплирам функцијата за цртање. Со ова технички се возможни и повеќе од два црви без потреба за копирање на функцијата за секој црв посебно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02:00:19.678000000</meta:creation-date>
    <dc:date>2023-11-20T02:06:17.661000000</dc:date>
    <meta:editing-duration>PT5M58S</meta:editing-duration>
    <meta:editing-cycles>1</meta:editing-cycles>
    <meta:document-statistic meta:table-count="0" meta:image-count="0" meta:object-count="0" meta:page-count="3" meta:paragraph-count="17" meta:word-count="360" meta:character-count="2662" meta:non-whitespace-character-count="2144"/>
    <meta:generator>LibreOffice/7.5.1.2$Windows_X86_64 LibreOffice_project/fcbaee479e84c6cd81291587d2ee68cba099e129</meta:generator>
  </office:meta>
</office:document-meta>
</file>